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15.996cm" svg:height="8.988cm" svg:x="13.93cm" svg:y="5.247cm">
            <draw:object draw:notify-on-update-of-ranges="List1.B1:Lis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33000" calcext:value-type="float">
            <text:p>33000</text:p>
          </table:table-cell>
          <table:table-cell table:formula="of:=napeti/([.A1]+odporR1)*[.A1]" office:value-type="float" office:value="2.88859416445623" calcext:value-type="float">
            <text:p>2,88859416445623</text:p>
          </table:table-cell>
          <table:table-cell office:value-type="float" office:value="4700" calcext:value-type="float">
            <text:p>4700</text:p>
          </table:table-cell>
          <table:table-cell/>
          <table:table-cell office:value-type="float" office:value="3.3" calcext:value-type="float">
            <text:p>3,3</text:p>
          </table:table-cell>
          <table:table-cell/>
          <table:table-cell office:value-type="string" calcext:value-type="string">
            <text:p>https://www.longy.cz/delic-napeti-odporovy/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table:formula="of:=napeti/([.A2]+odporR1)*[.A2]" office:value-type="float" office:value="1.92377994676131" calcext:value-type="float">
            <text:p>1,92377994676131</text:p>
          </table:table-cell>
          <table:table-cell table:number-columns-repeated="5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formula="of:=napeti/([.A3]+odporR1)*[.A3]" office:value-type="float" office:value="2.09767441860465" calcext:value-type="float">
            <text:p>2,09767441860465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napeti/([.A4]+odporR1)*[.A4]" office:value-type="float" office:value="0.525898765873726" calcext:value-type="float">
            <text:p>0,525898765873726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napeti/([.A5]+odporR1)*[.A5]" office:value-type="float" office:value="0.578947368421053" calcext:value-type="float">
            <text:p>0,578947368421053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napeti/([.A6]+odporR1)*[.A6]" office:value-type="float" office:value="0.421380846325167" calcext:value-type="float">
            <text:p>0,421380846325167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napeti/([.A7]+odporR1)*[.A7]" office:value-type="float" office:value="1.05217391304348" calcext:value-type="float">
            <text:p>1,05217391304348</text:p>
          </table:table-cell>
          <table:table-cell table:number-columns-repeated="5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napeti/([.A8]+odporR1)*[.A8]" office:value-type="float" office:value="0.761538461538462" calcext:value-type="float">
            <text:p>0,761538461538462</text:p>
          </table:table-cell>
          <table:table-cell table:number-columns-repeated="5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napeti/([.A9]+odporR1)*[.A9]" office:value-type="float" office:value="1.49651162790698" calcext:value-type="float">
            <text:p>1,49651162790698</text:p>
          </table:table-cell>
          <table:table-cell table:number-columns-repeated="5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napeti/([.A10]+odporR1)*[.A10]" office:value-type="float" office:value="1.32168367346939" calcext:value-type="float">
            <text:p>1,32168367346939</text:p>
          </table:table-cell>
          <table:table-cell table:number-columns-repeated="5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napeti/([.A11]+odporR1)*[.A11]" office:value-type="float" office:value="2.55072463768116" calcext:value-type="float">
            <text:p>2,55072463768116</text:p>
          </table:table-cell>
          <table:table-cell table:number-columns-repeated="5"/>
        </table:table-row>
        <table:table-row table:style-name="ro1">
          <table:table-cell office:value-type="float" office:value="14120" calcext:value-type="float">
            <text:p>14120</text:p>
          </table:table-cell>
          <table:table-cell table:formula="of:=napeti/([.A12]+odporR1)*[.A12]" office:value-type="float" office:value="2.47587672688629" calcext:value-type="float">
            <text:p>2,47587672688629</text:p>
          </table:table-cell>
          <table:table-cell table:number-columns-repeated="5"/>
        </table:table-row>
        <table:table-row table:style-name="ro1">
          <table:table-cell office:value-type="float" office:value="120000" calcext:value-type="float">
            <text:p>120000</text:p>
          </table:table-cell>
          <table:table-cell table:formula="of:=napeti/([.A13]+odporR1)*[.A13]" office:value-type="float" office:value="3.17562149157979" calcext:value-type="float">
            <text:p>3,17562149157979</text:p>
          </table:table-cell>
          <table:table-cell table:number-columns-repeated="5"/>
        </table:table-row>
        <table:table-row table:style-name="ro1">
          <table:table-cell office:value-type="float" office:value="42120" calcext:value-type="float">
            <text:p>42120</text:p>
          </table:table-cell>
          <table:table-cell table:formula="of:=napeti/([.A14]+odporR1)*[.A14]" office:value-type="float" office:value="2.96873131140538" calcext:value-type="float">
            <text:p>2,96873131140538</text:p>
          </table:table-cell>
          <table:table-cell table:number-columns-repeated="5"/>
        </table:table-row>
        <table:table-row table:style-name="ro1">
          <table:table-cell office:value-type="float" office:value="64900" calcext:value-type="float">
            <text:p>64900</text:p>
          </table:table-cell>
          <table:table-cell table:formula="of:=napeti/([.A15]+odporR1)*[.A15]" office:value-type="float" office:value="3.07715517241379" calcext:value-type="float">
            <text:p>3,07715517241379</text:p>
          </table:table-cell>
          <table:table-cell table:number-columns-repeated="5"/>
        </table:table-row>
        <table:table-row table:style-name="ro1">
          <table:table-cell office:value-type="float" office:value="21880" calcext:value-type="float">
            <text:p>21880</text:p>
          </table:table-cell>
          <table:table-cell table:formula="of:=napeti/([.A16]+odporR1)*[.A16]" office:value-type="float" office:value="2.71647855530474" calcext:value-type="float">
            <text:p>2,71647855530474</text:p>
          </table:table-cell>
          <table:table-cell table:number-columns-repeated="5"/>
        </table:table-row>
      </table:table>
      <table:named-expressions>
        <table:named-range table:name="napeti" table:base-cell-address="$List1.$E$1" table:cell-range-address="$List1.$E$1"/>
        <table:named-range table:name="odporR1" table:base-cell-address="$List1.$C$1" table:cell-range-address="$List1.$C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22:39:04.557000000</meta:creation-date>
    <dc:date>2024-01-26T22:58:51.050000000</dc:date>
    <meta:editing-duration>PT19M47S</meta:editing-duration>
    <meta:editing-cycles>1</meta:editing-cycles>
    <meta:document-statistic meta:table-count="1" meta:cell-count="35" meta:object-count="1"/>
    <meta:generator>Open_Xlsx_PLUS/7.4.0.3$Windows_X86_64 LibreOffice_project/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legend chart:legend-position="end" svg:x="13.633cm" svg:y="4.192cm" style:legend-expansion="high" chart:style-name="ch2"/>
        <chart:plot-area chart:style-name="ch3" table:cell-range-address="List1.B1:List1.B16" svg:x="0.319cm" svg:y="0.179cm" svg:width="12.995cm" svg:height="8.631cm">
          <chart:coordinate-region svg:x="1.057cm" svg:y="0.381cm" svg:width="12.257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ist1.B1:List1.B16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8859416445623">
                <text:p>2.88859416445623</text:p>
                <draw:g>
                  <svg:desc>List1.B1:Lis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2377994676131">
                <text:p>1.92377994676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9767441860465">
                <text:p>2.09767441860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5898765873726">
                <text:p>0.525898765873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1380846325167">
                <text:p>0.421380846325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5217391304348">
                <text:p>1.05217391304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1538461538462">
                <text:p>0.761538461538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9651162790698">
                <text:p>1.49651162790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2168367346939">
                <text:p>1.32168367346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5072463768116">
                <text:p>2.55072463768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7587672688629">
                <text:p>2.47587672688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7562149157979">
                <text:p>3.17562149157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6873131140538">
                <text:p>2.96873131140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7715517241379">
                <text:p>3.07715517241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1647855530474">
                <text:p>2.71647855530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Open_Xlsx_PLUS/7.4.0.3$Windows_X86_64 LibreOffice_project/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